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95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8.767cm" fo:min-width="8.644cm"/>
    </style:style>
    <style:style style:name="gr3" style:family="graphic" style:parent-style-name="standard">
      <style:graphic-properties draw:textarea-horizontal-align="justify" draw:textarea-vertical-align="middle" draw:auto-grow-height="false" fo:min-height="3.941cm" fo:min-width="8.644cm"/>
    </style:style>
    <style:style style:name="gr4" style:family="graphic" style:parent-style-name="standard">
      <style:graphic-properties draw:stroke="none" svg:stroke-color="#000000" draw:fill="none" draw:fill-color="#ffffff" fo:min-height="5.592cm"/>
    </style:style>
    <style:style style:name="gr5" style:family="graphic" style:parent-style-name="standard">
      <style:graphic-properties draw:textarea-horizontal-align="justify" draw:textarea-vertical-align="middle" draw:auto-grow-height="false" fo:min-height="1.993cm" fo:min-width="1.66cm"/>
    </style:style>
    <style:style style:name="gr6" style:family="graphic" style:parent-style-name="standard">
      <style:graphic-properties draw:textarea-horizontal-align="justify" draw:textarea-vertical-align="middle" draw:auto-grow-height="false" fo:min-height="3.179cm" fo:min-width="3.183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.04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132cm" fo:min-width="2.803cm"/>
    </style:style>
    <style:style style:name="gr10" style:family="graphic" style:parent-style-name="standard">
      <style:graphic-properties draw:textarea-horizontal-align="justify" draw:textarea-vertical-align="middle" draw:auto-grow-height="false" fo:min-height="2.665cm" fo:min-width="2.168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.278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1.786cm"/>
    </style:style>
    <style:style style:name="gr13" style:family="graphic" style:parent-style-name="standard">
      <style:graphic-properties draw:textarea-horizontal-align="justify" draw:textarea-vertical-align="middle" draw:auto-grow-height="false" fo:min-height="1.417cm" fo:min-width="1.406cm"/>
    </style:style>
    <style:style style:name="gr14" style:family="graphic" style:parent-style-name="standard">
      <style:graphic-properties draw:fill="none" draw:textarea-vertical-align="middle" draw:auto-grow-height="false" fo:min-height="4.807cm" fo:min-width="0cm"/>
    </style:style>
    <style:style style:name="gr15" style:family="graphic" style:parent-style-name="standard">
      <style:graphic-properties draw:fill="none" draw:textarea-vertical-align="middle" draw:auto-grow-height="false" fo:min-height="1.076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48cm" fo:min-width="0.262cm"/>
    </style:style>
    <style:style style:name="gr17" style:family="graphic" style:parent-style-name="standard">
      <style:graphic-properties draw:stroke="none" svg:stroke-color="#000000" draw:fill="none" draw:fill-color="#ffffff" fo:min-height="8.48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基础数据结构" draw:style-name="dp1" draw:master-page-name="Default">
        <draw:custom-shape draw:style-name="gr1" draw:text-style-name="P1" draw:layer="layout" svg:width="9.144cm" svg:height="4.445cm" svg:x="1cm" svg:y="1cm">
          <text:p text:style-name="P1"><text:s text:c="16"/>fnode</text:p>
          <text:p text:style-name="P1">fn <text:s text:c="8"/>　上层文件唯一编号<text:line-break/>inode　　底层文件唯一编号</text:p>
          <text:p text:style-name="P1">name　　文件全名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144cm" svg:height="9.017cm" svg:x="11.541cm" svg:y="1cm">
          <text:p text:style-name="P2">inode</text:p>
          <text:p text:style-name="P1">inode <text:s text:c="6"/>底层文件唯一编号</text:p>
          <text:p text:style-name="P1">pinode <text:s text:c="4"/>父级文件编号</text:p>
          <text:p text:style-name="P1">type 　 <text:s text:c="3"/>文件类型</text:p>
          <text:p text:style-name="P1">bytes <text:s text:c="6"/>文件大小</text:p>
          <text:p text:style-name="P1">bnum 　 <text:s/>数据块唯一编号</text:p>
          <text:p text:style-name="P1"><text:span text:style-name="T1">accode <text:s text:c="3"/></text:span><text:span text:style-name="T1">标准权限</text:span></text:p>
          <text:p text:style-name="P1">atime <text:s text:c="5"/>访问时间</text:p>
          <text:p text:style-name="P1">mtime <text:s text:c="4"/>修改内容时间</text:p>
          <text:p text:style-name="P1">ctime <text:s text:c="5"/>修改属性时间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144cm" svg:height="4.191cm" svg:x="1cm" svg:y="6.207cm">
          <text:p text:style-name="P2">bnode</text:p>
          <text:p text:style-name="P1">bnum <text:s text:c="5"/>数据块编号</text:p>
          <text:p text:style-name="P1">blocks <text:s text:c="4"/>数据块列表</text:p>
          <text:p text:style-name="P1">segnum <text:s/>段编号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4.351cm" svg:height="5.842cm" svg:x="1.127cm" svg:y="12.43cm">
          <draw:text-box>
            <text:p>1.mkdir, touch, mv, cp, rm, stat, ls</text:p>
            <text:p>path -&gt; inode</text:p>
            <text:p/>
            <text:p>index:</text:p>
            <text:p>fnode: name(primary key)/inode/fn </text:p>
            <text:p>inode: inode(primary key)/pinode/type</text:p>
            <text:p>bnode: bnum(primary key)/bnum+segnum</text:p>
          </draw:text-box>
        </draw:frame>
      </draw:page>
      <draw:page draw:name="文件存储模型" draw:style-name="dp1" draw:master-page-name="Default">
        <draw:custom-shape draw:style-name="gr5" draw:text-style-name="P2" xml:id="id1" draw:id="id1" draw:layer="layout" svg:width="2.159cm" svg:height="2.54cm" svg:x="2.524cm" svg:y="1.254cm">
          <text:p text:style-name="P2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" xml:id="id2" draw:id="id2" draw:layer="layout" svg:width="3.683cm" svg:height="3.429cm" svg:x="1.762cm" svg:y="5.826cm">
          <text:p text:style-name="P2">fnode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683cm" svg:height="3.429cm" svg:x="7.985cm" svg:y="5.826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2.54cm" svg:height="2.286cm" svg:x="14.208cm" svg:y="4.556cm">
          <text:p text:style-name="P2">bnode0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3.604cm" svg:y1="3.794cm" svg:x2="3.603cm" svg:y2="5.826cm" draw:start-shape="id1" draw:start-glue-point="6" draw:end-shape="id2" draw:end-glue-point="0" svg:d="M3604 3794l-1 2032" svg:viewBox="0 0 2 2033">
          <text:p/>
        </draw:connector>
        <draw:connector draw:style-name="gr8" draw:text-style-name="P4" draw:layer="layout" draw:type="line" svg:x1="5.445cm" svg:y1="7.54cm" svg:x2="7.985cm" svg:y2="7.54cm" draw:start-shape="id2" draw:start-glue-point="1" draw:end-shape="id3" draw:end-glue-point="3" svg:d="M5445 7540h2540" svg:viewBox="0 0 2541 1">
          <text:p/>
        </draw:connector>
        <draw:connector draw:style-name="gr8" draw:text-style-name="P4" draw:layer="layout" draw:type="line" svg:x1="11.668cm" svg:y1="7.54cm" svg:x2="14.208cm" svg:y2="5.699cm" draw:start-shape="id3" draw:start-glue-point="1" draw:end-shape="id4" draw:end-glue-point="3" svg:d="M11668 7540l2540-1841" svg:viewBox="0 0 2541 1842">
          <text:p/>
        </draw:connector>
        <draw:custom-shape draw:style-name="gr7" draw:text-style-name="P2" xml:id="id5" draw:id="id5" draw:layer="layout" svg:width="2.54cm" svg:height="2.286cm" svg:x="14.208cm" svg:y="7.731cm">
          <text:p text:style-name="P2">bnode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2.286cm" svg:x="17.002cm" svg:y="4.556cm">
          <text:p text:style-name="P2">bnode1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2.54cm" svg:height="2.286cm" svg:x="17.002cm" svg:y="7.731cm">
          <text:p text:style-name="P2">bnode3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1.668cm" svg:y1="7.54cm" svg:x2="14.208cm" svg:y2="8.874cm" draw:start-shape="id3" draw:start-glue-point="1" draw:end-shape="id5" draw:end-glue-point="3" svg:d="M11668 7540l2540 1334" svg:viewBox="0 0 2541 1335">
          <text:p/>
        </draw:connector>
        <draw:custom-shape draw:style-name="gr9" draw:text-style-name="P2" xml:id="id6" draw:id="id6" draw:layer="layout" svg:width="3.302cm" svg:height="3.81cm" svg:x="14.97cm" svg:y="12.938cm">
          <text:p text:style-name="P2">磁盘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draw:type="line" svg:x1="15.478cm" svg:y1="10.017cm" svg:x2="16.621cm" svg:y2="12.938cm" draw:start-shape="id5" draw:start-glue-point="2" draw:end-shape="id6" svg:d="M15478 10017l1143 2921" svg:viewBox="0 0 1144 2922">
          <text:p/>
        </draw:connector>
        <draw:connector draw:style-name="gr8" draw:text-style-name="P4" draw:layer="layout" draw:type="line" svg:x1="18.272cm" svg:y1="10.017cm" svg:x2="16.621cm" svg:y2="12.938cm" draw:start-shape="id7" draw:start-glue-point="2" draw:end-shape="id6" draw:end-glue-point="5" svg:d="M18272 10017l-1651 2921" svg:viewBox="0 0 1652 2922">
          <text:p/>
        </draw:connector>
      </draw:page>
      <draw:page draw:name="数据分布" draw:style-name="dp1" draw:master-page-name="Default">
        <draw:custom-shape draw:style-name="gr10" draw:text-style-name="P2" draw:layer="layout" svg:width="2.667cm" svg:height="3.302cm" svg:x="10.017cm" svg:y="1.127cm">
          <text:p text:style-name="P2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xml:id="id22" draw:id="id22" draw:layer="layout" svg:width="1.778cm" svg:height="2.032cm" svg:x="2.016cm" svg:y="5.318cm">
          <text:p text:style-name="P2">fno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1.778cm" svg:height="2.032cm" svg:x="4.683cm" svg:y="5.318cm">
          <text:p text:style-name="P2">inode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2.286cm" svg:height="2.032cm" svg:x="7.35cm" svg:y="5.318cm">
          <text:p text:style-name="P2">bnode0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6cm" svg:height="2.032cm" svg:x="10.017cm" svg:y="5.318cm">
          <text:p text:style-name="P2">bnode1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6cm" svg:height="2.032cm" svg:x="12.557cm" svg:y="5.318cm">
          <text:p text:style-name="P2">bnode2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286cm" svg:height="2.032cm" svg:x="15.224cm" svg:y="5.318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1.905cm" svg:height="2.667cm" svg:x="8.747cm" svg:y="11.16cm">
          <text:p text:style-name="P2">b0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5" draw:id="id15" draw:layer="layout" svg:width="1.905cm" svg:height="2.667cm" svg:x="12.303cm" svg:y="11.16cm">
          <text:p text:style-name="P2">b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xml:id="id11" draw:id="id11" draw:layer="layout" svg:width="1.905cm" svg:height="2.667cm" svg:x="15.605cm" svg:y="11.033cm">
          <text:p text:style-name="P2">b3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2" draw:layer="layout" svg:width="2.286cm" svg:height="2.032cm" svg:x="17.891cm" svg:y="5.318cm">
          <text:p text:style-name="P2">bnoden</text:p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0.254cm" svg:height="5.335cm" draw:transform="rotate (1.57899937427927) translate (8.114cm 7.902cm)">
          <text:p/>
          <draw:enhanced-geometry svg:viewBox="0 0 21600 21600" draw:glue-points="21600 0 0 10800 21600 21600" draw:text-areas="13800 ?f9 21600 ?f10" draw:type="left-brace" draw:modifiers="1800 11016.93811074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4" draw:layer="layout" draw:type="line" svg:x1="10.781cm" svg:y1="7.878cm" svg:x2="9.7cm" svg:y2="11.16cm" draw:start-shape="id8" draw:start-glue-point="5" draw:end-shape="id9" draw:end-glue-point="5" svg:d="M10781 7878l-1081 3282" svg:viewBox="0 0 1082 3283">
          <text:p/>
        </draw:connector>
        <draw:custom-shape draw:style-name="gr15" draw:text-style-name="P5" draw:layer="layout" svg:width="0.254cm" svg:height="1.398cm" draw:transform="rotate (1.57899937427927) translate (15.226cm 7.869cm)">
          <text:p/>
          <draw:enhanced-geometry svg:viewBox="0 0 21600 21600" draw:glue-points="21600 0 0 10800 21600 21600" draw:text-areas="13800 ?f9 21600 ?f10" draw:type="left-brace" draw:modifiers="1800 11016.93811074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15.859cm" svg:y1="7.985cm" svg:x2="13.319cm" svg:y2="11.16cm">
          <text:p/>
        </draw:line>
        <draw:custom-shape draw:style-name="gr15" draw:text-style-name="P5" xml:id="id10" draw:id="id10" draw:layer="layout" svg:width="0.254cm" svg:height="1.398cm" draw:transform="rotate (1.57899937427927) translate (17.128cm 7.985cm)">
          <text:p/>
          <draw:enhanced-geometry svg:viewBox="0 0 21600 21600" draw:glue-points="21600 0 0 10800 21600 21600" draw:text-areas="13800 ?f9 21600 ?f10" draw:type="left-brace" draw:modifiers="1800 11016.93811074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8" draw:text-style-name="P4" draw:layer="layout" draw:type="line" svg:x1="17.827cm" svg:y1="7.979cm" svg:x2="16.558cm" svg:y2="11.033cm" draw:start-shape="id10" draw:start-glue-point="5" draw:end-shape="id11" draw:end-glue-point="5" svg:d="M17827 7979l-1269 3054" svg:viewBox="0 0 1270 3055">
          <text:p/>
        </draw:connector>
        <draw:custom-shape draw:style-name="gr16" draw:text-style-name="P2" xml:id="id12" draw:id="id12" draw:layer="layout" svg:width="1.016cm" svg:height="1.651cm" svg:x="7.35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3" draw:id="id13" draw:layer="layout" svg:width="1.016cm" svg:height="1.651cm" svg:x="8.747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4" draw:id="id14" draw:layer="layout" svg:width="1.016cm" svg:height="1.651cm" svg:x="10.144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6" draw:id="id16" draw:layer="layout" svg:width="1.016cm" svg:height="1.651cm" svg:x="11.795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7" draw:id="id17" draw:layer="layout" svg:width="1.016cm" svg:height="1.651cm" svg:x="13.192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8" draw:id="id18" draw:layer="layout" svg:width="1.016cm" svg:height="1.651cm" svg:x="14.589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19" draw:id="id19" draw:layer="layout" svg:width="1.016cm" svg:height="1.651cm" svg:x="15.986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20" draw:id="id20" draw:layer="layout" svg:width="1.016cm" svg:height="1.651cm" svg:x="17.383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2" xml:id="id21" draw:id="id21" draw:layer="layout" svg:width="1.016cm" svg:height="1.651cm" svg:x="18.78cm" svg:y="14.462cm">
          <text:p text:style-name="P2">di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4" draw:layer="layout" draw:type="line" svg:x1="9.7cm" svg:y1="13.827cm" svg:x2="7.985cm" svg:y2="14.462cm" draw:start-shape="id9" draw:start-glue-point="7" draw:end-shape="id12" draw:end-glue-point="4" svg:d="M9700 13827l-1715 635" svg:viewBox="0 0 1716 636">
          <text:p/>
        </draw:connector>
        <draw:connector draw:style-name="gr8" draw:text-style-name="P4" draw:layer="layout" draw:type="line" svg:x1="9.7cm" svg:y1="13.827cm" svg:x2="9.382cm" svg:y2="14.462cm" draw:start-shape="id9" draw:start-glue-point="7" draw:end-shape="id13" draw:end-glue-point="4" svg:d="M9700 13827l-318 635" svg:viewBox="0 0 319 636">
          <text:p/>
        </draw:connector>
        <draw:connector draw:style-name="gr8" draw:text-style-name="P4" draw:layer="layout" draw:type="line" svg:x1="9.7cm" svg:y1="13.827cm" svg:x2="10.779cm" svg:y2="14.462cm" draw:start-shape="id9" draw:start-glue-point="7" draw:end-shape="id14" draw:end-glue-point="4" svg:d="M9700 13827l1079 635" svg:viewBox="0 0 1080 636">
          <text:p/>
        </draw:connector>
        <draw:connector draw:style-name="gr8" draw:text-style-name="P4" draw:layer="layout" draw:type="line" svg:x1="13.256cm" svg:y1="13.827cm" svg:x2="12.43cm" svg:y2="14.462cm" draw:start-shape="id15" draw:start-glue-point="7" draw:end-shape="id16" draw:end-glue-point="4" svg:d="M13256 13827l-826 635" svg:viewBox="0 0 827 636">
          <text:p/>
        </draw:connector>
        <draw:connector draw:style-name="gr8" draw:text-style-name="P4" draw:layer="layout" draw:type="line" svg:x1="13.256cm" svg:y1="13.827cm" svg:x2="13.827cm" svg:y2="14.462cm" draw:start-shape="id15" draw:start-glue-point="7" draw:end-shape="id17" draw:end-glue-point="4" svg:d="M13256 13827l571 635" svg:viewBox="0 0 572 636">
          <text:p/>
        </draw:connector>
        <draw:connector draw:style-name="gr8" draw:text-style-name="P4" draw:layer="layout" draw:type="line" svg:x1="13.256cm" svg:y1="13.827cm" svg:x2="15.224cm" svg:y2="14.462cm" draw:start-shape="id15" draw:start-glue-point="7" draw:end-shape="id18" draw:end-glue-point="4" svg:d="M13256 13827l1968 635" svg:viewBox="0 0 1969 636">
          <text:p/>
        </draw:connector>
        <draw:connector draw:style-name="gr8" draw:text-style-name="P4" draw:layer="layout" draw:type="line" svg:x1="16.558cm" svg:y1="13.7cm" svg:x2="16.621cm" svg:y2="14.462cm" draw:start-shape="id11" draw:start-glue-point="7" draw:end-shape="id19" draw:end-glue-point="4" svg:d="M16558 13700l63 762" svg:viewBox="0 0 64 763">
          <text:p/>
        </draw:connector>
        <draw:connector draw:style-name="gr8" draw:text-style-name="P4" draw:layer="layout" draw:type="line" svg:x1="16.558cm" svg:y1="13.7cm" svg:x2="18.018cm" svg:y2="14.462cm" draw:start-shape="id11" draw:start-glue-point="7" draw:end-shape="id20" draw:end-glue-point="4" svg:d="M16558 13700l1460 762" svg:viewBox="0 0 1461 763">
          <text:p/>
        </draw:connector>
        <draw:connector draw:style-name="gr8" draw:text-style-name="P4" draw:layer="layout" draw:type="line" svg:x1="16.558cm" svg:y1="13.7cm" svg:x2="19.415cm" svg:y2="14.462cm" draw:start-shape="id11" draw:start-glue-point="7" draw:end-shape="id21" draw:end-glue-point="4" svg:d="M16558 13700l2857 762" svg:viewBox="0 0 2858 763">
          <text:p/>
        </draw:connector>
        <draw:connector draw:style-name="gr8" draw:text-style-name="P4" draw:layer="layout" draw:type="line" svg:x1="3.794cm" svg:y1="6.334cm" svg:x2="4.683cm" svg:y2="6.334cm" draw:start-shape="id22" draw:start-glue-point="1" draw:end-shape="id23" svg:d="M3794 6334h889" svg:viewBox="0 0 890 1">
          <text:p/>
        </draw:connector>
        <draw:connector draw:style-name="gr8" draw:text-style-name="P4" draw:layer="layout" draw:type="line" svg:x1="6.461cm" svg:y1="6.334cm" svg:x2="7.35cm" svg:y2="6.334cm" draw:start-shape="id23" draw:start-glue-point="1" draw:end-shape="id24" draw:end-glue-point="3" svg:d="M6461 6334h889" svg:viewBox="0 0 890 1">
          <text:p/>
        </draw:connector>
        <draw:frame draw:style-name="gr17" draw:text-style-name="P3" draw:layer="layout" svg:width="19.717cm" svg:height="8.738cm" svg:x="1.254cm" svg:y="17.535cm">
          <draw:text-box>
            <text:p>1.元数据分段</text:p>
            <text:p>由于数据是分块存储的，所以一个文件可能对应很多块，如果将这个文件的所有块信息记录在一起，那么在进行检索、修改、存储都非常困难，因此讲文件对应块信息进行分段存储。</text:p>
            <text:p>f(n) = i(n) = b(kn), k表示段数量.</text:p>
            <text:p>设定文件按照４MB进行切块，每段记录128块信息。</text:p>
            <text:p>例如：１TB文件，按照４MB切块后，共2048段, 262144 块。</text:p>
            <text:p/>
            <text:p>2.内容数据分块</text:p>
            <text:p>4MB切块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基础数据结构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06:31:24.305071587</meta:creation-date>
    <dc:date>2019-09-21T22:35:44.427011636</dc:date>
    <meta:editing-duration>PT5H10M58S</meta:editing-duration>
    <meta:editing-cycles>32</meta:editing-cycles>
    <meta:generator>LibreOffice/6.3.0.4$Linux_X86_64 LibreOffice_project/30$Build-4</meta:generator>
    <meta:document-statistic meta:object-count="56"/>
  </office:meta>
</office:document-meta>
</file>